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ddd6" officeooo:paragraph-rsid="000fddd6"/>
    </style:style>
    <style:style style:name="P2" style:family="paragraph" style:parent-style-name="Standard">
      <style:text-properties officeooo:rsid="000fddd6" officeooo:paragraph-rsid="000fddd6"/>
    </style:style>
    <style:style style:name="T1" style:family="text">
      <style:text-properties officeooo:rsid="001094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njour, <text:span text:style-name="T1">tu va bien ?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5T09:53:31.163000000</meta:creation-date>
    <dc:date>2020-09-15T10:39:13.102000000</dc:date>
    <meta:editing-duration>PT23S</meta:editing-duration>
    <meta:editing-cycles>2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1" meta:word-count="5" meta:character-count="21" meta:non-whitespace-character-count="17"/>
  </office:meta>
</office:document-meta>
</file>